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break-before="page"/>
    </style:style>
    <style:style style:name="P17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HTML_20_Preformatted">
      <loext:graphic-properties draw:fill="solid" draw:fill-color="#ffffff"/>
      <style:paragraph-properties fo:background-color="#ffffff"/>
    </style:style>
    <style:style style:name="P21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2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3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24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25" style:family="paragraph" style:parent-style-name="No_20_Spacing">
      <style:paragraph-properties fo:text-align="justify" style:justify-single-word="false"/>
    </style:style>
    <style:style style:name="P26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7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8" style:family="paragraph" style:parent-style-name="Standard">
      <style:text-properties fo:color="#ff0000"/>
    </style:style>
    <style:style style:name="P29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30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31" style:family="paragraph" style:parent-style-name="Standard">
      <style:paragraph-properties fo:margin-left="0.635cm" fo:margin-right="0cm" fo:text-indent="0cm" style:auto-text-indent="false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34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text-properties fo:color="#ff0000"/>
    </style:style>
    <style:style style:name="P39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40" style:family="paragraph" style:parent-style-name="Standard">
      <style:text-properties fo:color="#ff0000" style:font-name="Arial1" fo:font-size="14pt" officeooo:rsid="001104f8" officeooo:paragraph-rsid="001104f8" style:font-size-asian="14pt" style:font-name-complex="Arial2" style:font-size-complex="14pt"/>
    </style:style>
    <style:style style:name="P41" style:family="paragraph" style:parent-style-name="Standard">
      <style:text-properties fo:color="#ff0000" officeooo:rsid="001104f8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4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0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51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52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53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54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55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56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7cm" draw:visible-area-height="2.19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7cm" draw:visible-area-height="2.2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2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7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/>
          </table:table-cell>
          <table:table-cell table:style-name="Tableau2.A1" office:value-type="string">
            <text:p text:style-name="P27">Instructions</text:p>
          </table:table-cell>
          <table:table-cell table:style-name="Tableau2.A1" office:value-type="string">
            <text:p text:style-name="P27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50">Affichage</text:p>
          </table:table-cell>
          <table:table-cell table:style-name="Tableau2.A1" office:value-type="string">
            <text:p text:style-name="P43">car='a'</text:p>
            <text:p text:style-name="P43">print(car)</text:p>
          </table:table-cell>
          <table:table-cell table:style-name="Tableau2.A1" office:value-type="string">
            <text:p text:style-name="P40"/>
            <text:p text:style-name="P40">a</text:p>
          </table:table-cell>
        </table:table-row>
        <table:table-row table:style-name="Tableau2.3">
          <table:table-cell table:style-name="Tableau2.A2" office:value-type="string">
            <text:p text:style-name="P50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41"/>
            <text:p text:style-name="P41">98</text:p>
            <text:p text:style-name="P41">100</text:p>
          </table:table-cell>
        </table:table-row>
        <table:table-row table:style-name="Tableau2.4">
          <table:table-cell table:style-name="Tableau2.A2" office:value-type="string">
            <text:p text:style-name="P50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28"/>
            <text:p text:style-name="P28">B</text:p>
            <text:p text:style-name="P28"/>
          </table:table-cell>
        </table:table-row>
        <table:table-row table:style-name="Tableau2.5">
          <table:table-cell table:style-name="Tableau2.A2" office:value-type="string">
            <text:p text:style-name="P50">ord et chr</text:p>
          </table:table-cell>
          <table:table-cell table:style-name="Tableau2.A1" office:value-type="string">
            <text:p text:style-name="P44">car = 'a'</text:p>
            <text:p text:style-name="P44">valeur=ord(car)+2</text:p>
            <text:p text:style-name="P44">print(valeur)</text:p>
            <text:p text:style-name="P44">print(chr(valeur))</text:p>
          </table:table-cell>
          <table:table-cell table:style-name="Tableau2.A1" office:value-type="string">
            <text:p text:style-name="P29"/>
            <text:p text:style-name="P29">99</text:p>
            <text:p text:style-name="P29">c</text:p>
          </table:table-cell>
        </table:table-row>
        <table:table-row table:style-name="Tableau2.5">
          <table:table-cell table:style-name="Tableau2.A2" office:value-type="string">
            <text:p text:style-name="P50">Chr Unicode</text:p>
          </table:table-cell>
          <table:table-cell table:style-name="Tableau2.A1" office:value-type="string">
            <text:p text:style-name="P44">valeur=346</text:p>
            <text:p text:style-name="P44">print(chr(valeur))</text:p>
            <text:p text:style-name="P44">valeur=0x1f3</text:p>
            <text:p text:style-name="P44">print(chr(valeur))</text:p>
          </table:table-cell>
          <table:table-cell table:style-name="Tableau2.A1" office:value-type="string">
            <text:p text:style-name="P40">Ś</text:p>
            <text:p text:style-name="P40">ǳ</text:p>
          </table:table-cell>
        </table:table-row>
      </table:table>
      <text:p text:style-name="P8"/>
      <text:p text:style-name="P8">Python manipule des points de Code de l’UNICODE.</text:p>
      <text:p text:style-name="P8"/>
      <text:p text:style-name="P8">Un code ASCII est compris seulement entre 0 et 255. Donc 346 est un Point de code et le caractère obtenu Ś est conforme à la table Unicode.</text:p>
      <text:p text:style-name="P8"/>
      <text:p text:style-name="P8">ord() permet d’obtenir le code (Point de code; valeur numérique) d’un caractère/symbole </text:p>
      <text:p text:style-name="P8">chr() permet d’obtenir le caractère/symbole correspondant à un code (Point de code) <text:s/>(valeur numérique)</text:p>
      <text:p text:style-name="P8"/>
      <text:p text:style-name="P15"/>
      <text:p text:style-name="P7">Exercice 2 : Programme permettant de convertir un texte en minuscules</text:p>
      <text:p text:style-name="P8"/>
      <text:p text:style-name="P8">Nous allons réaliser un programme permettant de convertir automatiquement une saisie quelconque en caractères minuscules sans utiliser la méthode lower() ?</text:p>
      <text:p text:style-name="P8"/>
      <text:list xml:id="list3238801939" text:style-name="WWNum2">
        <text:list-item>
          <text:p text:style-name="P52">Avec le Bloc-notes, créez un fichier texte en inscrivant votre nom et votre prénom tout en minuscule (toujours sans accents) puis tout en majuscule.</text:p>
        </text:list-item>
        <text:list-item>
          <text:p text:style-name="P51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52">Quelles sont les différences entre les valeurs des codes des caractères saisis en majuscule de ceux saisis en minuscule ?</text:p>
        </text:list-item>
        <text:list-item>
          <text:p text:style-name="P52">Précisez l’opération mathématique qui permet de convertir le code d’une lettre majuscule en code de la même lettre en minuscule.</text:p>
        </text:list-item>
      </text:list>
      <text:p text:style-name="P8"/>
      <text:p text:style-name="P30"/>
      <text:p text:style-name="P30"/>
      <text:p text:style-name="P30"/>
      <text:p text:style-name="P8"/>
      <text:p text:style-name="P3"><text:span text:style-name="T5">2.1 Compléter le programme python ci-dessous : </text:span><text:span text:style-name="T4">(exemple_1.py)</text:span></text:p>
      <text:p text:style-name="P8"/>
      <text:p text:style-name="P17"/>
      <text:p text:style-name="P19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 </text:span><text:span text:style-name="T28">??</text:span><text:bookmark text:name="_GoBack"/><text:span text:style-name="T25"> <text:s text:c="4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18"/>
      <text:list xml:id="list3731788643" text:style-name="WWNum3">
        <text:list-item>
          <text:list>
            <text:list-item>
              <text:p text:style-name="P53">Améliorer votre programme afin de convertir les lettes en minuscules que si cela est nécessaire</text:p>
            </text:list-item>
          </text:list>
        </text:list-item>
      </text:list>
      <text:p text:style-name="P8"/>
      <text:p text:style-name="P8"/>
      <text:p text:style-name="P22"/>
      <text:p text:style-name="P25"><text:span text:style-name="T5">2.3 Améliorer de nouveau votre programme en tenant compte des</text:span><text:span text:style-name="T3"> chiffres ou d'autres symboles tels que : @, ! ,'.', …, etc. <text:s/>? </text:span></text:p>
      <text:p text:style-name="P8"/>
      <text:p text:style-name="P8"/>
      <text:p text:style-name="P11"/>
      <text:p text:style-name="P15"/>
      <text:p text:style-name="P3"><text:span text:style-name="T4">Exercice 3</text:span><text:span text:style-name="T6"> : A l’aide de l’éditeur Edupython, tester les programmes suivants :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7"/>
          </table:table-cell>
          <table:table-cell table:style-name="Tableau3.B1" office:value-type="string">
            <text:p text:style-name="P35">Instructions</text:p>
          </table:table-cell>
          <table:table-cell table:style-name="Tableau3.B1" office:value-type="string">
            <text:p text:style-name="P35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50">Ecriture dans 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21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50">Ajouter du texte dans un fichier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2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27"/>
            <text:p text:style-name="P27">a : ajoute des données en fin de fichier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50">Lecture d’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27"/>
          </table:table-cell>
          <table:table-cell table:style-name="Tableau3.A1" office:value-type="string">
            <text:p text:style-name="P27">bonjour</text:p>
            <text:p text:style-name="P27">saluthasta luego</text:p>
          </table:table-cell>
        </table:table-row>
      </table:table>
      <text:p text:style-name="P12"/>
      <text:p text:style-name="P14"/>
      <text:p text:style-name="P16"><text:span text:style-name="T4">Exercice 4</text:span><text:span text:style-name="T6"> : Création de fichiers texte en précisant l’encodage</text:span></text:p>
      <text:p text:style-name="P23"/>
      <text:p text:style-name="P25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24"/>
      <text:p text:style-name="P25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24"/>
      <text:p text:style-name="P26"/>
      <text:p text:style-name="P19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24"/>
      <text:p text:style-name="P24">Remarque :</text:p>
      <text:p text:style-name="P24"/>
      <text:p text:style-name="P31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 </text:span></text:p>
      <text:p text:style-name="P54"># -*- coding:Utf-8 -*-</text:p>
      <text:p text:style-name="P54"># -*- coding:Latin-1 -*-</text:p>
      <text:p text:style-name="P47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48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48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3"/>
      <text:p text:style-name="P49">Annexe 1</text:p>
      <text:p text:style-name="P56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36">Instruction</text:p>
            </table:table-cell>
            <table:table-cell table:style-name="Tableau4.A1" office:value-type="string">
              <text:p text:style-name="P36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37">f=open(“fichier”) </text:p>
          </table:table-cell>
          <table:table-cell table:style-name="Tableau4.B2" office:value-type="string">
            <text:p text:style-name="P37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37">f=open(“fichier”,”w”) </text:p>
          </table:table-cell>
          <table:table-cell table:style-name="Tableau4.B3" office:value-type="string">
            <text:p text:style-name="P37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37">f=open(“fichier”,”a”) </text:p>
          </table:table-cell>
          <table:table-cell table:style-name="Tableau4.B4" office:value-type="string">
            <text:p text:style-name="P37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37">f.read() </text:p>
          </table:table-cell>
          <table:table-cell table:style-name="Tableau4.B5" office:value-type="string">
            <text:p text:style-name="P37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37">f.readline() </text:p>
          </table:table-cell>
          <table:table-cell table:style-name="Tableau4.B6" office:value-type="string">
            <text:p text:style-name="P37">lit une ligne</text:p>
          </table:table-cell>
        </table:table-row>
        <table:table-row table:style-name="Tableau4.1">
          <table:table-cell table:style-name="Tableau4.A7" office:value-type="string">
            <text:p text:style-name="P37">f.readlines() </text:p>
          </table:table-cell>
          <table:table-cell table:style-name="Tableau4.B7" office:value-type="string">
            <text:p text:style-name="P37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37">f.write(s) </text:p>
          </table:table-cell>
          <table:table-cell table:style-name="Tableau4.B8" office:value-type="string">
            <text:p text:style-name="P37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37">f.close() </text:p>
          </table:table-cell>
          <table:table-cell table:style-name="Tableau4.B9" office:value-type="string">
            <text:p text:style-name="P37">ferme le fichier f</text:p>
          </table:table-cell>
        </table:table-row>
      </table:table>
      <text:p text:style-name="P27"/>
      <text:p text:style-name="P1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_codage.odt</text:file-name><text:span text:style-name="MT3"><text:s/></text:span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11-25T07:46:00</meta:print-date>
    <meta:creation-date>2019-12-17T19:32:00</meta:creation-date>
    <dc:date>2023-03-14T09:22:31.569000000</dc:date>
    <meta:editing-duration>PT6M33S</meta:editing-duration>
    <meta:generator>LibreOffice/6.2.4.2$Windows_X86_64 LibreOffice_project/2412653d852ce75f65fbfa83fb7e7b669a126d64</meta:generator>
    <meta:document-statistic meta:table-count="4" meta:image-count="5" meta:object-count="3" meta:page-count="6" meta:paragraph-count="98" meta:word-count="716" meta:character-count="5237" meta:non-whitespace-character-count="4461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